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whitespace"> </text:span>
        <text:p text:style-name="rststyle-textbody">Ardından <text:span text:style-name="rststyle-strong">system.devel</text:span> componentini kuralım. Burada temel derleyiciler bulunur.</text:p>
        <ns0:p ns0:style-name="rststyle-codeblock">inary it -c system.devel</ns0:p>
        <text:span text:style-name="rststyle-whitespace"> </text:span>
        <text:span text:style-name="rststyle-whitespace"> </text:span>
        <text:span text:style-name="rststyle-whitespace"> </text:span>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https://ftp.gnu.org/gnu/bash/bash-5.1.8.tar.gz"</text:span>
          </text:span>
        </text:span>
        <text:span text:style-name="rststyle-whitespace"> </text:span>
        <text:span text:style-name="rststyle-whitespace">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span text:style-name="rststyle-whitespace"> </text:span>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install():<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whitespace">

</text:span>
          <text:span text:style-name="rststyle-keyword">def</text:span>
          <text:span text:style-name="rststyle-name">
            <text:span text:style-name="rststyle-function">setup</text:span>
          </text:span>
          <text:span text:style-name="rststyle-punctuation">():</text:span>
          <text:span text:style-name="rststyle-whitespace">
</text:span>
          <text:span text:style-name="rststyle-name">autotools</text:span>
          <text:span text:style-name="rststyle-operator">.</text:span>
          <text:span text:style-name="rststyle-name">configure</text:span>
          <text:span text:style-name="rststyle-punctuation">()</text:span>
          <text:span text:style-name="rststyle-whitespace">

</text:span>
          <text:span text:style-name="rststyle-keyword">def</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whitespace"> </text:span>
          <text:span text:style-name="rststyle-operator">=</text:span>
          <text:span text:style-name="rststyle-whitespace"> </text:span>
          <text:span text:style-name="rststyle-comment">
            <text:span text:style-name="rststyle-single"># autotools.configure()
</text:span>
          </text:span>
          <text:span text:style-name="rststyle-whitespace"> </text:span>
          <text:span text:style-name="rststyle-keyword">$(</text:span>
          <text:span text:style-name="rststyle-keyword">)</text:span>
          <text:span text:style-name="rststyle-whitespace"> </text:span>
          <text:span text:style-name="rststyle-comment">
            <text:span text:style-name="rststyle-single"># autotools.make()
</text:span>
          </text:span>
          <text:span text:style-name="rststyle-whitespace"> </text:span>
          <text:span text:style-name="rststyle-whitespace"> </text:span>
          <text:span text:style-name="rststyle-name">
            <text:span text:style-name="rststyle-variable">DESTDIR</text:span>
          </text:span>
          <text:span text:style-name="rststyle-operator">=</text:span>
          <text:span text:style-name="rststyle-whitespace"> </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whitespace">
</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OPERATION</text:span>
          </text:span>
          <text:span text:style-name="rststyle-operator">=</text:span>
          <text:span text:style-name="rststyle-whitespace">
</text:span>
          <text:span text:style-name="rststyle-name">
            <text:span text:style-name="rststyle-variable">INSTALL_DIR</text:span>
          </text:span>
          <text:span text:style-name="rststyle-operator">=</text:span>
          <text:span text:style-name="rststyle-whitespace">
</text:span>
          <text:span text:style-name="rststyle-name">
            <text:span text:style-name="rststyle-variable">PKG_DIR</text:span>
          </text:span>
          <text:span text:style-name="rststyle-operator">=</text:span>
          <text:span text:style-name="rststyle-whitespace">
</text:span>
          <text:span text:style-name="rststyle-name">
            <text:span text:style-name="rststyle-variable">WORK_DIR</text:span>
          </text:span>
          <text:span text:style-name="rststyle-operator">=</text:span>
          <text:span text:style-name="rststyle-whitespace">
</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INARY_BUILD_TYPE</text:span>
          </text:span>
          <text:span text:style-name="rststyle-operator">=</text:span>
          <text:span text:style-name="rststyle-whitespace">
</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install():<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whitespace">

</text:span>
          <text:span text:style-name="rststyle-keyword">def</text:span>
          <text:span text:style-name="rststyle-name">
            <text:span text:style-name="rststyle-function">setup</text:span>
          </text:span>
          <text:span text:style-name="rststyle-punctuation">():</text:span>
          <text:span text:style-name="rststyle-whitespace">
</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whitespace">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whitespace">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whitespace">

</text:span>
          <text:span text:style-name="rststyle-keyword">def</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whitespace">
</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whitespace"> </text:span>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source</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command</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whitespace"> </text:span>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mode</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whitespace">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whitespace">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operator">&amp;&amp;</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whitespace">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pageDirectory</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deleteLine</text:span>
        </text:span>
        <text:span text:style-name="rststyle-operator">=</text:span>
        <text:span text:style-name="rststyle-whitespace"> </text:span>
        <text:span text:style-name="rststyle-name">
          <text:span text:style-name="rststyle-variable">level</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whitespace">
</text:span>
          <text:span text:style-name="rststyle-comment">
            <text:span text:style-name="rststyle-preproc">&lt;!DOCTYPE INARY SYSTEM "https://raw.githubusercontent.com/Zaryob/inary/master/inary-spec.dtd"&gt;</text:span>
          </text:span>
          <text:span text:style-name="rststyle-whitespace">
</text:span>
          <text:span text:style-name="rststyle-name">
            <text:span text:style-name="rststyle-tag">&lt;INARY&gt;</text:span>
          </text:span>
          <text:span text:style-name="rststyle-whitespace">
    </text:span>
          <text:span text:style-name="rststyle-name">
            <text:span text:style-name="rststyle-tag">&lt;Source&gt;</text:span>
          </text:span>
          <text:span text:style-name="rststyle-whitespace">
        </text:span>
          <text:span text:style-name="rststyle-whitespace"> </text:span>
          <text:span text:style-name="rststyle-comment">
            <text:span text:style-name="rststyle-multiline">&lt;!--Burası source bölümüdür.--&gt;</text:span>
          </text:span>
          <text:span text:style-name="rststyle-whitespace">
    </text:span>
          <text:span text:style-name="rststyle-name">
            <text:span text:style-name="rststyle-tag">&lt;/Sourc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diğer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History&gt;</text:span>
          </text:span>
          <text:span text:style-name="rststyle-whitespace">
        </text:span>
          <text:span text:style-name="rststyle-whitespace"> </text:span>
          <text:span text:style-name="rststyle-comment">
            <text:span text:style-name="rststyle-multiline">&lt;!--Burası history bölümüdür.--&gt;</text:span>
          </text:span>
          <text:span text:style-name="rststyle-whitespace">
    </text:span>
          <text:span text:style-name="rststyle-name">
            <text:span text:style-name="rststyle-tag">&lt;/History&gt;</text:span>
          </text:span>
          <text:span text:style-name="rststyle-whitespace">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Homepage&gt;</text:span>
        </text:span>
        <text:span text:style-name="rststyle-name">
          <text:span text:style-name="rststyle-tag">&lt;/Homepage&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License&gt;</text:span>
        </text:span>
        <text:span text:style-name="rststyle-name">
          <text:span text:style-name="rststyle-tag">&lt;/Licens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comment">
          <text:span text:style-name="rststyle-multiline">&lt;!--&lt;Rfp&gt;Bu paket deneyseldir&lt;/Rfp&gt;--&gt;</text:span>
        </text:span>
        <text:span text:style-name="rststyle-whitespace">
       </text:span>
        <text:span text:style-name="rststyle-name">
          <text:span text:style-name="rststyle-tag">&lt;PartOf&gt;</text:span>
        </text:span>
        <text:span text:style-name="rststyle-name">
          <text:span text:style-name="rststyle-tag">&lt;/PartOf&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Description&gt;</text:span>
        </text:span>
        <text:span text:style-name="rststyle-whitespace"> </text:span>
        <text:span text:style-name="rststyle-whitespace"> </text:span>
        <text:span text:style-name="rststyle-name">
          <text:span text:style-name="rststyle-tag">&lt;/Description&gt;</text:span>
        </text:span>
        <text:span text:style-name="rststyle-whitespace">
       </text:span>
        <text:span text:style-name="rststyle-name">
          <text:span text:style-name="rststyle-tag">&lt;Archive</text:span>
        </text:span>
        <text:span text:style-name="rststyle-whitespace">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whitespace">
    </text:span>
        <text:span text:style-name="rststyle-name">
          <text:span text:style-name="rststyle-tag">&lt;Update</text:span>
        </text:span>
        <text:span text:style-name="rststyle-whitespace">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whitespace">
           </text:span>
        <text:span text:style-name="rststyle-name">
          <text:span text:style-name="rststyle-tag">&lt;Date&gt;</text:span>
        </text:span>
        <text:span text:style-name="rststyle-name">
          <text:span text:style-name="rststyle-tag">&lt;/Date&gt;</text:span>
        </text:span>
        <text:span text:style-name="rststyle-whitespace">
           </text:span>
        <text:span text:style-name="rststyle-name">
          <text:span text:style-name="rststyle-tag">&lt;Version&gt;</text:span>
        </text:span>
        <text:span text:style-name="rststyle-name">
          <text:span text:style-name="rststyle-tag">&lt;/Version&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Update&gt;</text:span>
        </text:span>
        <text:span text:style-name="rststyle-whitespace">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whitespace">
</text:span>
          <text:span text:style-name="rststyle-keyword">class</text:span>
          <text:span text:style-name="rststyle-name">
            <text:span text:style-name="rststyle-class">source</text:span>
          </text:span>
          <text:span text:style-name="rststyle-punctuation">:</text:span>
          <text:span text:style-name="rststyle-whitespace">
</text:span>
          <text:span text:style-name="rststyle-comment">
            <text:span text:style-name="rststyle-single"># Source bölümü</text:span>
          </text:span>
          <text:span text:style-name="rststyle-whitespace">
</text:span>
          <text:span text:style-name="rststyle-keyword">class</text:span>
          <text:span text:style-name="rststyle-name">
            <text:span text:style-name="rststyle-class">pkg_bash</text:span>
          </text:span>
          <text:span text:style-name="rststyle-punctuation">:</text:span>
          <text:span text:style-name="rststyle-whitespace">
</text:span>
          <text:span text:style-name="rststyle-comment">
            <text:span text:style-name="rststyle-single"># Package bölümü</text:span>
          </text:span>
          <text:span text:style-name="rststyle-whitespace">
</text:span>
          <text:span text:style-name="rststyle-keyword">class</text:span>
          <text:span text:style-name="rststyle-name">
            <text:span text:style-name="rststyle-class">history</text:span>
          </text:span>
          <text:span text:style-name="rststyle-punctuation">:</text:span>
          <text:span text:style-name="rststyle-whitespace">
</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whitespace">
</text:span>
        <text:span text:style-name="rststyle-keyword">class</text:span>
        <text:span text:style-name="rststyle-name">
          <text:span text:style-name="rststyle-class">packager</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whitespace">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whitespace">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whitespace">
</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whitespace">
</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whitespace">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whitespace">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whitespace">
</text:span>
        <text:span text:style-name="rststyle-name">archiv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whitespace">
</text:span>
        <text:span text:style-name="rststyle-punctuation">]</text:span>
        <text:span text:style-name="rststyle-whitespace">
</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whitespace">
</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whitespace">
</text:span>
        <text:span text:style-name="rststyle-name">files</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whitespace">
</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whitespace">
</text:span>
        <text:span text:style-name="rststyle-name">updat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whitespace">
</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whitespace">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whitespace">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whitespace">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8T22:07:28</meta:creation-date>
    <dc:creator>a</dc:creator>
    <dc:date>2023-09-18T22:07:28</dc:date>
    <dc:language>en-US</dc:language>
    <meta:editing-cycles>1</meta:editing-cycles>
    <meta:editing-duration>PT00M01S</meta:editing-duration>
    <dc:title>Inary paket yapımı</dc:title>
  </office:meta>
</office:document-meta>
</file>